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tonian employs the <text:a xlink:type="simple" xlink:href="https://en.wikipedia.org/wiki/Latin_script" text:style-name="Internet_20_link" text:visited-style-name="Visited_20_Internet_20_Link">Latin script</text:a> as the basis for <text:a xlink:type="simple" xlink:href="https://en.wikipedia.org/wiki/Estonian_alphabet" text:style-name="Internet_20_link" text:visited-style-name="Visited_20_Internet_20_Link">its alphabet</text:a>, which adds the letters <text:a xlink:type="simple" xlink:href="https://en.wikipedia.org/wiki/Ä" text:style-name="Internet_20_link" text:visited-style-name="Visited_20_Internet_20_Link"><text:span text:style-name="T1">ä</text:span></text:a>, <text:a xlink:type="simple" xlink:href="https://en.wikipedia.org/wiki/Ö" text:style-name="Internet_20_link" text:visited-style-name="Visited_20_Internet_20_Link"><text:span text:style-name="T1">ö</text:span></text:a>, <text:a xlink:type="simple" xlink:href="https://en.wikipedia.org/wiki/Ü" text:style-name="Internet_20_link" text:visited-style-name="Visited_20_Internet_20_Link"><text:span text:style-name="T1">ü</text:span></text:a>, and <text:a xlink:type="simple" xlink:href="https://en.wikipedia.org/wiki/Õ" text:style-name="Internet_20_link" text:visited-style-name="Visited_20_Internet_20_Link"><text:span text:style-name="T1">õ</text:span></text:a>, plus the later additions <text:a xlink:type="simple" xlink:href="https://en.wikipedia.org/wiki/Š" text:style-name="Internet_20_link" text:visited-style-name="Visited_20_Internet_20_Link"><text:span text:style-name="T1">š</text:span></text:a> and <text:a xlink:type="simple" xlink:href="https://en.wikipedia.org/wiki/Ž" text:style-name="Internet_20_link" text:visited-style-name="Visited_20_Internet_20_Link"><text:span text:style-name="T1">ž</text:span></text:a>. The letters <text:span text:style-name="T1">c</text:span>, <text:span text:style-name="T1">q</text:span>, <text:span text:style-name="T1">w</text:span>, <text:span text:style-name="T1">x</text:span> and <text:span text:style-name="T1">y</text:span> are limited to <text:a xlink:type="simple" xlink:href="https://en.wikipedia.org/wiki/Proper_names" text:style-name="Internet_20_link" text:visited-style-name="Visited_20_Internet_20_Link">proper names</text:a> of foreign origin, and <text:span text:style-name="T1">f</text:span>, <text:span text:style-name="T1">z</text:span>, <text:span text:style-name="T1">š</text:span>, and <text:span text:style-name="T1">ž</text:span> appear in loanwords and foreign names only. <text:span text:style-name="T1">Ö</text:span> and <text:span text:style-name="T1">Ü</text:span> are pronounced similarly to their equivalents in Swedish and German. Unlike in standard German but like Swedish (when followed by 'r') and Finnish, <text:span text:style-name="T1">Ä</text:span> is pronounced [æ], as in English <text:span text:style-name="T1">mat</text:span>. The vowels Ä, Ö and Ü are clearly separate <text:a xlink:type="simple" xlink:href="https://en.wikipedia.org/wiki/Phonemes" text:style-name="Internet_20_link" text:visited-style-name="Visited_20_Internet_20_Link">phonemes</text:a> and inherent in Estonian, although the letter shapes come from German. The letter <text:a xlink:type="simple" xlink:href="https://en.wikipedia.org/wiki/Õ" text:style-name="Internet_20_link" text:visited-style-name="Visited_20_Internet_20_Link"><text:span text:style-name="T1">õ</text:span></text:a> denotes /ɤ/, unrounded /o/, or a <text:a xlink:type="simple" xlink:href="https://en.wikipedia.org/wiki/Close-mid_back_unrounded_vowel" text:style-name="Internet_20_link" text:visited-style-name="Visited_20_Internet_20_Link">close-mid back unrounded vowel</text:a>. It is almost identical to the <text:a xlink:type="simple" xlink:href="https://en.wikipedia.org/wiki/Bulgarian_language" text:style-name="Internet_20_link" text:visited-style-name="Visited_20_Internet_20_Link">Bulgarian</text:a> <text:a xlink:type="simple" xlink:href="https://en.wikipedia.org/wiki/Ъ" text:style-name="Internet_20_link" text:visited-style-name="Visited_20_Internet_20_Link">ъ</text:a> /ɤ̞/ and the <text:a xlink:type="simple" xlink:href="https://en.wikipedia.org/wiki/Vietnamese_language" text:style-name="Internet_20_link" text:visited-style-name="Visited_20_Internet_20_Link">Vietnamese</text:a> <text:a xlink:type="simple" xlink:href="https://en.wikipedia.org/wiki/Ơ" text:style-name="Internet_20_link" text:visited-style-name="Visited_20_Internet_20_Link">ơ</text:a>, and is also used to transcribe the Russian <text:a xlink:type="simple" xlink:href="https://en.wikipedia.org/wiki/Ы" text:style-name="Internet_20_link" text:visited-style-name="Visited_20_Internet_20_Link">ы</text:a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9T09:10:36.597877605</meta:creation-date>
    <dc:date>2021-11-19T09:10:45.822811615</dc:date>
    <meta:editing-duration>PT9S</meta:editing-duration>
    <meta:editing-cycles>1</meta:editing-cycles>
    <meta:document-statistic meta:table-count="0" meta:image-count="0" meta:object-count="0" meta:page-count="1" meta:paragraph-count="1" meta:word-count="146" meta:character-count="788" meta:non-whitespace-character-count="642"/>
    <meta:generator>LibreOffice/7.1.4.2$Linux_X86_64 LibreOffice_project/10$Build-2</meta:generator>
  </office:meta>
</office:document-meta>
</file>